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7575" officeooo:paragraph-rsid="001a7575"/>
    </style:style>
    <style:style style:name="P2" style:family="paragraph" style:parent-style-name="Standard">
      <style:text-properties officeooo:rsid="001a7575" officeooo:paragraph-rsid="001a7575"/>
    </style:style>
    <style:style style:name="P3" style:family="paragraph" style:parent-style-name="Standard">
      <style:text-properties officeooo:rsid="001b7255" officeooo:paragraph-rsid="001b7255"/>
    </style:style>
    <style:style style:name="P4" style:family="paragraph" style:parent-style-name="Standard">
      <style:text-properties officeooo:rsid="001c91e1" officeooo:paragraph-rsid="001c91e1"/>
    </style:style>
    <style:style style:name="P5" style:family="paragraph" style:parent-style-name="Standard">
      <style:text-properties officeooo:rsid="001c91e1" officeooo:paragraph-rsid="001d8c39"/>
    </style:style>
    <style:style style:name="P6" style:family="paragraph" style:parent-style-name="Standard">
      <style:text-properties officeooo:rsid="001d8c39" officeooo:paragraph-rsid="001d8c39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8c39" officeooo:paragraph-rsid="001d8c39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e2447" officeooo:paragraph-rsid="001e244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255" style:font-weight-asian="bold" style:font-weight-complex="bold"/>
    </style:style>
    <style:style style:name="T3" style:family="text">
      <style:text-properties fo:font-weight="bold" officeooo:rsid="001fc9e1" style:font-weight-asian="bold" style:font-weight-complex="bold"/>
    </style:style>
    <style:style style:name="T4" style:family="text">
      <style:text-properties officeooo:rsid="001c91e1"/>
    </style:style>
    <style:style style:name="T5" style:family="text">
      <style:text-properties officeooo:rsid="001d8c39"/>
    </style:style>
    <style:style style:name="T6" style:family="text">
      <style:text-properties officeooo:rsid="001e2447"/>
    </style:style>
    <style:style style:name="T7" style:family="text">
      <style:text-properties officeooo:rsid="001f4155"/>
    </style:style>
    <style:style style:name="T8" style:family="text">
      <style:text-properties officeooo:rsid="001fc9e1"/>
    </style:style>
    <style:style style:name="T9" style:family="text">
      <style:text-properties officeooo:rsid="001fe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hjeet</text:p>
      <text:p text:style-name="P2"/>
      <text:p text:style-name="P3">Kun olet navigoinut itsesi samaan <text:span text:style-name="T9">projektin juuren jar-</text:span>kansioon, jossa sijaitsee tiedosto ”MTAATiraLabra-1.0-jar-with-dependencies”, voi ohjelman ajaa helposti komennolla <text:s/>”<text:span text:style-name="T1">java -jar -Xms6G MTAATiraLabra-1.0-jar-with-dependencies.jar </text:span>”. Tämä komento antaa <text:span text:style-name="T4">ajon ajaksi lisämuistia ohjelman ajoon, jolloin ohjelmasta tulee hieman sulavampi joillakin koneilla. Lisämuistin tarve johtuu mm. MTAA* tilavaativuudesta sekä omien tietorakenteiden toteutuksen ns. ”over headista”. Voit kuitenkin kokeilla myös ilman -Xms6G -tagia. Ohjelman voi myös ajaa scriptin RunMe.sh-avulla, jolloin ohjelma aukeaa automaattisesti. </text:span></text:p>
      <text:p text:style-name="P3"/>
      <text:p text:style-name="P4">Ohjelman auetessa eteesi aukeaa ohjelman käyttöliittymä, jonka ylhäällä olevissa valikoissa on vaihtoehdot ”Tiedosto” ja ”Algoritmit”. ”Tiedosto”-nimeä painamalla voit avata karttakuvan, joka sijaitsee ”karttakuvat” kansiossa, jonka kopioiminen samaan kansioon jar-paketin kanssa nopeuttaa kuvien selausta. Voit valita sen jälkeen minkä tahansa .bmp-päätteisen kuvan. </text:p>
      <text:p text:style-name="P4"/>
      <text:p text:style-name="P4">HUOM. Kartat british.bmp, peliKartta5ISO.bmp sekä thesus.bmp ovat hyvin suuria kuvia, <text:span text:style-name="T6">j</text:span>oten niiden käyttö voi olla hidasta. </text:p>
      <text:p text:style-name="P4"/>
      <text:p text:style-name="P5">Esimerkiksi jos valitsemme huoneVesi.bmp-kartan, lataa ohjelma kartan keskelle ohjelmaa. <text:span text:style-name="T5">Seuraavaksi voimme valita ”Algoritmit”-valikosta haluamamme algoritmin ja klikata sitä. Valittavat algoritmit ovat Dijkstra, A* ja MT-AA*. <text:s/>Kun algoritmi on valittu, se suoritetaan ja jos piirtoa ei ollut hidastettu, niin piirto saattaa välähtää nopeasti tuottaen vain polun. ”Resetoi”-painikkeellaa saadaan polku pois ja nollattua kaikki paitsi kuva. Hidastaessamme piirtoa esimerkiksi asettamalla sen arvoksi 5 ja suorittamalla haluttu algoritmi uudestaan, ohjelma suorittaa algoritmin hidastetusti, jolloin esimerkiksi maali voidaan muuttaa klikkaamalla kesken ajon uusi sijainti maalille. </text:span></text:p>
      <text:p text:style-name="P5"/>
      <text:p text:style-name="P6">Kun hakija saavuttaa maalin, se pyyhkii analysoidut solmut pois ja piirtää lyhyimmän polun lähdöstä maaliin. Kartan yläpuolella oleva prosessipalkki kertoo, onko algoritmi saavuttanut maalinsa ja ”Ajossa kesti:” kertoo kuinka monta sekuntia maaliin pääsyssä kesti. <text:span text:style-name="T7">Jos haluat ajaa uuden ajon eri algoritmilla, kannattaa resetoida ohjelma ennen tätä valitsemalla valikosta ”resetoi”. Jos taas haluat ajaa samalla algoritmilla, niin riittää vain valita sama algoritmi valikosta uudelleen ajettavaksi.</text:span></text:p>
      <text:p text:style-name="P4"/>
      <text:p text:style-name="P7">Syöte</text:p>
      <text:p text:style-name="P7"/>
      <text:p text:style-name="P8">Ohjelman syötteenä käytetään .bmp kuvia, joissa on valkoisella vapaat alueet, sinisellä vedet, mustalla kulkemattomat, vihreänä pikselinä lähtö ja punaisena pikselinä maali. Esimerkkikarttoja on ”karttakuvat”-kansiossa.</text:p>
      <text:p text:style-name="P7"/>
      <text:p text:style-name="P7">Polut</text:p>
      <text:p text:style-name="P7"/>
      <text:p text:style-name="P8">Projektin rakenteessa kuvat sijaitsevat <text:span text:style-name="T3">jar/</text:span><text:span text:style-name="T2">karttakuvat/ </text:span>ja jar-paketti <text:span text:style-name="T8">juuren jar-kansion sisällä</text:span>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7575" officeooo:paragraph-rsid="001a75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äyttöohje</text:p>
        <text:p text:style-name="MP1">Kristian Wahlro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de </meta:initial-creator>
    <meta:creation-date>2015-02-24T19:08:19.643507289</meta:creation-date>
    <dc:date>2015-03-07T19:34:33.854563996</dc:date>
    <dc:creator>Kride </dc:creator>
    <meta:editing-duration>PT11M32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313" meta:character-count="2644" meta:non-whitespace-character-count="2644"/>
  </office:meta>
</office:document-meta>
</file>